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color="#800080"/>
    </style:style>
    <style:style style:name="T1" style:family="text">
      <style:text-properties fo:color="#800080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ELinux.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Информационная безопасность</text:p>
            <text:p>Подмогильный Иван Александрович </text:p>
            <text:p>НКН-бд-01-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ведение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Linux – мандаторная система предоставления контроля. Права заранее определяются администратором, которые не могут быть изменены в ходе сессии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реимущества SELinux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Linux обеспечивает большую безопасность <text:s/>системы. </text:p>
              </text:list-item>
              <text:list-item>
                <text:p>Нет понятия superuser</text:p>
              </text:list-item>
              <text:list-item>
                <text:p>Нет понятия chmod 777 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ные понят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ущность – часть контекста безопасности, которая определяет, какие роли и домены могут быть использованы на протяжении сессии. </text:p>
              </text:list-item>
              <text:list-item>
                <text:p>До su: <text:span text:style-name="T1">сontext=faye:user_r:user_r</text:span></text:p>
              </text:list-item>
              <text:list-item>
                <text:p><text:span text:style-name="T2">После su: </text:span><text:span text:style-name="T1">context=faye:user_r_user_r</text:span></text:p>
              </text:list-item>
              <text:list-item>
                <text:p><text:span text:style-name="T2">При переходе в sysadm_t:</text:span><text:span text:style-name="T1"> context=faye:sysadm_r:sysadm_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ные понятия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Домен – список того, что может делать процесс. </text:p>
              </text:list-item>
              <text:list-item>
                <text:p/>
              </text:list-item>
            </text:list>
            <text:list text:style-name="L5">
              <text:list-item>
                <text:p text:style-name="P2"><text:span text:style-name="T1">сontext=faye:user_r:user_r</text:span></text:p>
              </text:list-item>
            </text:list>
          </draw:text-box>
        </draw:frame>
        <draw:line draw:style-name="gr2" draw:text-style-name="P3" draw:layer="layout" svg:x1="16.764cm" svg:y1="13.462cm" svg:x2="13.97cm" svg:y2="10.668cm">
          <text:p/>
        </draw:line>
        <draw:frame draw:style-name="gr3" draw:text-style-name="P5" draw:layer="layout" svg:width="3.81cm" svg:height="0.988cm" svg:x="15.84cm" svg:y="13.716cm">
          <draw:text-box>
            <text:p text:style-name="P4"><text:span text:style-name="T3">Домен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ные понятия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Тип (type) – то же, что и домен, но для файлов, а не для процессов. </text:p>
              </text:list-item>
              <text:list-item>
                <text:p>Роль (role) - Роль определяет, какие домены могут быть использованы</text:p>
              </text:list-item>
              <text:list-item>
                <text:p>Файл: <text:span text:style-name="T1">role user_r types user_passwd_t</text:span></text:p>
              </text:list-item>
            </text:list>
          </draw:text-box>
        </draw:frame>
        <draw:line draw:style-name="gr2" draw:text-style-name="P3" draw:layer="layout" svg:x1="8.89cm" svg:y1="13.97cm" svg:x2="8.128cm" svg:y2="11.684cm">
          <text:p/>
        </draw:line>
        <draw:frame draw:style-name="gr4" draw:text-style-name="P5" draw:layer="layout" svg:width="2.794cm" svg:height="1.016cm" svg:x="8.128cm" svg:y="14.224cm">
          <draw:text-box>
            <text:p text:style-name="P4"><text:span text:style-name="T3">Роль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ные понятия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Контекст безопасности (security context) - набор всех атрибутов, связанных с объектами типа файлов, каталогов, процессов, TCP сокетов и т.п. Вывод команды <text:span text:style-name="T1">ls -–context test</text:span> и есть контекст безопасности. </text:p>
              </text:list-item>
              <text:list-item>
                <text:p>Переход (transition) - Есть два основных типа переходов. Первый тип, это переход домена процесса. Второй, это переход типа файла, который применяется при создании файла в определенных каталогах. <text:span text:style-name="T1">faye:user_r:user_ssh_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ные понят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Политика (policy) - наборы правил, контролирующие такие вещи как список ролей, к которым имеет доступ пользователь, какие роли имеют доступ к каким доменам и какие домены имеют доступ к каким типам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сновы взаимодейств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Передача пользовательского контекста при регистрации в системе. </text:p>
              </text:list-item>
              <text:list-item>
                <text:p><text:span text:style-name="T1">uid=0(root) gid=0(root) groups=0(root) context=root:user_r:user_t</text:span></text:p>
              </text:list-item>
              <text:list-item>
                <text:p><text:span text:style-name="T1">context=faye:sysadm_r:sysadm_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Изменение контекста командой newrole -r.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1">newrole -r sysadm_r</text:span></text:p>
              </text:list-item>
              <text:list-item>
                <text:p text:style-name="P6"><text:span text:style-name="T1">fred:sysadm_r:sysadm_t is not a valid conte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Разрешающий и принудительный режимы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Разрешающий режим – режим настройки, SELinux выключен. </text:p>
              </text:list-item>
              <text:list-item>
                <text:p>Принудительный режим – SELinux включен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Сравнение результатов выполнения команд в разных ролях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При запуске команды ps ax –context в разных ролях, резултаты различны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Источник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Фей Кокер, перевод Ивана Песина https://www.opennet.ru/base/sec/intro_selinux.txt.html</text:p>
              </text:list-item>
              <text:list-item>
                <text:p>Официальный сайт: https://selinuxproject.org/page/NewUsers</text:p>
              </text:list-item>
              <text:list-item>
                <text:p>FAQ официального сайта: https://selinuxproject.org/page/FAQ</text:p>
              </text:list-item>
              <text:list-item>
                <text:p>Read Hat: https://www.redhat.com/en/topics/linux/what-is-selinux</text:p>
              </text:list-item>
              <text:list-item>
                <text:p>Wikipedia: https://en.wikipedia.org/wiki/Security-Enhanced_Linux</text:p>
              </text:list-item>
              <text:list-item>
                <text:p>Официальный репозиторий: https://github.com/SELinuxProject/selinux</text:p>
              </text:list-item>
              <text:list-item>
                <text:p>Презентация NSA по SELinux: https://www.nsa.gov/portals/75/documents/what-we-do/research/selinux/documentation/presentations/2003-ottawa-linux-symposium-bof-presentation.pdf</text:p>
              </text:list-item>
              <text:list-item>
                <text:p>Implementing SELinux as a Linux Security Module: <text:s/>https://www.nsa.gov/portals/75/documents/resources/everyone/digital-media-center/publications/research-papers/implementing-selinux-as-linux-security-module-report.pdf</text:p>
              </text:list-item>
              <text:list-item>
                <text:p>Slides by Paul Wayper: https://www.slideshare.net/PaulWay/selinux-for-everyday-users</text:p>
              </text:list-item>
              <text:list-item>
                <text:p>Paranoid Penguin - Introduction to SELinux: https://www.linuxjournal.com/article/9500</text:p>
              </text:list-item>
              <text:list-item>
                <text:p>Paranoid Penguin - Introduction to SELinux, Part II: https://www.linuxjournal.com/article/954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15:38.111874882</meta:creation-date>
    <meta:editing-duration>PT31M22S</meta:editing-duration>
    <meta:editing-cycles>6</meta:editing-cycles>
    <meta:generator>LibreOffice/6.4.7.2$Linux_X86_64 LibreOffice_project/40$Build-2</meta:generator>
    <dc:title>Alizarin</dc:title>
    <dc:date>2021-11-13T13:17:32.261042030</dc:date>
    <meta:document-statistic meta:object-count="93"/>
  </office:meta>
</office:document-meta>
</file>